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fo:color="#000000" style:font-name="Verdan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Verdana"/>
    </style:style>
    <style:style style:name="T3" style:family="text">
      <style:text-properties style:font-name="Verdana" fo:font-weight="bold" style:font-weight-asian="bold" style:font-weight-complex="bold"/>
    </style:style>
    <style:style style:name="T4" style:family="text">
      <style:text-properties style:font-name="Verdana" fo:font-weight="normal" style:font-weight-asian="normal" style:font-weight-complex="normal"/>
    </style:style>
    <style:style style:name="T5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Verdana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hell-Skripte Teil 3</text:span><text:span text:style-name="T3"><text:line-break/><text:line-break/><text:line-break/></text:span><text:span text:style-name="T4">Konfigurationsdateien<text:line-break/>Seite 298 im Begleitbuch</text:span><text:span text:style-name="T2"><text:line-break/><text:line-break/>Davon gibt es einige. <text:line-break/>Daher sind </text:span><text:span text:style-name="T3">Konfigurationsdateien die für alle Benutzer gültig sind (systemweit) in /etc und beginnen nie mit .<text:line-break/>Die Konfigurationsdateien für einzelne Benutzer sind in deren Home-Verzeichnis und beginnen immer mit .<text:line-break/><text:line-break/></text:span><text:span text:style-name="T4">/etc/skel<text:tab/><text:tab/>In der Regel hier (Distributionsabhängig).<text:line-break/><text:tab/><text:tab/><text:tab/>Vorlage für neue Home-Verzeichnisse<text:line-break/><text:tab/><text:tab/><text:tab/></text:span><text:span text:style-name="T5">useradd -m neuernutzer</text:span><text:span text:style-name="T4"> kopiert den Inhalt in das neue <text:tab/><text:tab/><text:tab/><text:tab/>Home-Verzeichnis von neuernutzer.<text:line-break/></text:span><text:span text:style-name="T3"><text:line-break/></text:span><text:span text:style-name="T4">/etc/profile <text:tab/>für </text:span><text:span text:style-name="T3">login</text:span><text:span text:style-name="T4">-shell, enthält erste Umgebungsvariablen wie </text:span><text:span text:style-name="T3">PATH<text:line-break/><text:tab/><text:tab/><text:tab/></text:span><text:span text:style-name="T4">Änderungen erfordern Neuanmeldung des Benutzers<text:line-break/><text:line-break/>/etc/bash.bashrc<text:tab/><text:tab/>Enthält systemweite Einstellungen, Aliase, Funktionen<text:line-break/><text:tab/><text:tab/><text:tab/><text:tab/>wird beim Shellstart neu eingelesen<text:line-break/><text:tab/><text:tab/><text:tab/><text:tab/>Änderungen erfordern deshalb keine Neuanmeldung<text:line-break/><text:line-break/><text:line-break/>~/.bash_profile<text:tab/>(falls vorhanden) wird bei Neuanmeldung direkt nach <text:tab/><text:tab/><text:tab/><text:tab/>/etc/profile ausgeführt<text:line-break/><text:tab/><text:tab/><text:tab/>enthält zusätzliche Pfade wie z.B. das Home_Verzeichnis, <text:line-break/><text:tab/><text:tab/><text:tab/>den Standardeditor und Benutzer-Umgebungsvariablen<text:line-break/><text:line-break/>~/.bash_login<text:tab/>Alternative zu ~/.bash_profile falls ~/.bash_profile nicht <text:tab/><text:tab/><text:tab/><text:tab/>vorhanden ist<text:line-break/><text:line-break/>~/.profile<text:tab/><text:tab/>Alternative zu ~/.bash_profile und ~/.bash_login <text:line-break/><text:tab/><text:tab/><text:tab/>falls weder ~/.bash_profile oder ~/.bash_login <text:line-break/><text:tab/><text:tab/><text:tab/>vorhanden sind.<text:line-break/><text:line-break/>~/.bashrc<text:tab/><text:tab/>Wird immer eingelesen bei Aufruf einer neuen shell.<text:line-break/><text:tab/><text:tab/><text:tab/>Änderungen erfordern deshalb keine Neuanmeldung<text:line-break/><text:tab/><text:tab/><text:tab/>Enthält Aliase und Funktionen<text:line-break/><text:tab/><text:tab/><text:tab/>Auch beispielsweise Anzeigedauer des Bootmenüs<text:line-break/><text:line-break/>~/.bash_logout <text:tab/>optional <text:line-break/><text:tab/><text:tab/><text:tab/>Wird bei Abmeldung gelesen und führt Aktionen wie <text:tab/><text:tab/><text:tab/><text:tab/><text:tab/>z. B. Papierkorb leeren aus.<text:line-break/><text:line-break/>(~/.bash_aliases<text:tab/>Best Practice: Könnten Sie anlegen um beispielsweise <text:tab/><text:tab/><text:tab/><text:tab/>Variablen zu speichern)<text:line-break/><text:line-break/></text:span><text:soft-page-break/><text:span text:style-name="T4"><text:line-break/>Ein guter Speicherort für ein Skript das </text:span><text:span text:style-name="T3">nicht für normale Nutzer verfügbar</text:span><text:span text:style-name="T4"> sein soll ist übrigens </text:span><text:span text:style-name="T6">/usr/sbin</text:span><text:span text:style-name="T4">.<text:line-break/><text:line-break/>Ein guter Speicherort für ein Skript ist </text:span><text:span text:style-name="T6">/usr/bin</text:span><text:span text:style-name="T4"> um es </text:span><text:span text:style-name="T3">systemweit verfügbar</text:span><text:span text:style-name="T4"> zu machen.<text:line-break/><text:line-break/><text:line-break/>Manchmal möchten wir einem Skript beim Start Werte übergeben<text:line-break/><text:line-break/></text:span><text:span text:style-name="T5">nano vari</text:span><text:span text:style-name="T4"><text:line-break/></text:span><text:span text:style-name="T5">#!/bin/bash<text:line-break/>#Gibt Variablen aus<text:line-break/>echo Das Skript wurde mit $0 gestartet.<text:line-break/>echo Sie haben $# Parameter übergeben.<text:line-break/>echo Der 1. Übergabewert war $1.<text:line-break/>echo Der 2. Übergabewert war $2.<text:line-break/>Murks<text:line-break/>echo Der aktuelle Errorlevel ist $?.<text:line-break/>exit 0</text:span><text:span text:style-name="T4"><text:line-break/><text:line-break/>Wir sehen die Variablen $0, $1, $2 und $?<text:line-break/>Mit </text:span><text:span text:style-name="T5">./vari 50 10</text:span><text:span text:style-name="T4"> starten wir das Skript mit Variable $1=50 und $2=10.<text:line-break/>$0 enthält Namen des Skripts und die beiden Übergabewerte $1 und $2.<text:line-break/>Murks provoziert einen Fehler (command not found) und setzt Errorlevels auf 127 [Unterschiedlich daher in man-pages schauen (echo $?)]<text:line-break/>$# enthält Anzahl der übergebenen Parameter.<text:line-break/><text:line-break/>($* enthält übrigens alle Parameter)<text:line-break/><text:line-break/>probieren Sie es aus<text:line-break/><text:line-break/>./vari 40 10<text:line-break/>./vari 40 10 5 1<text:line-break/><text:line-break/>Falls Sie der Übersichtlichkeit halber die Befehlszeile auf mehrere Zeilen Aufteilen möchten geht das mit \n<text:line-break/><text:line-break/>echo -e "Das\nist\nein\nTest" gibt folgendes aus:<text:line-break/>Das<text:line-break/>ist<text:line-break/>ein<text:line-break/>Test<text:line-break/><text:line-break/>echo -e "Das \n ist \n ein \n Test" gibt folgendes aus:</text:span></text:p>
      <text:p text:style-name="P1">Das<text:line-break/> ist<text:line-break/> ein<text:line-break/>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9T09:21:03.41</meta:creation-date>
    <dc:date>2020-05-18T11:59:05.13</dc:date>
    <meta:editing-duration>PT4H52M42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2" meta:paragraph-count="2" meta:word-count="384" meta:character-count="2845"/>
  </office:meta>
</office:document-meta>
</file>